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7000001DF4908E8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dash" draw:stroke-dash="Ultrafine_20_Dashe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0.529cm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fill="gradient" draw:fill-color="#9966cc" draw:fill-gradient-name="Gradient_20_10" draw:textarea-horizontal-align="justify" draw:textarea-vertical-align="middle" draw:auto-grow-height="false"/>
    </style:style>
    <style:style style:name="gr9" style:family="graphic" style:parent-style-name="standard">
      <style:graphic-properties draw:textarea-horizontal-align="center" draw:textarea-vertical-align="middle"/>
    </style:style>
    <style:style style:name="gr10" style:family="graphic" style:parent-style-name="standard">
      <style:graphic-properties svg:stroke-width="0cm" svg:stroke-color="#0000ff" draw:marker-start-width="0.276cm" draw:marker-end-width="0.276cm" draw:fill="none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1" style:family="graphic" style:parent-style-name="standard">
      <style:graphic-properties svg:stroke-width="0.025cm" draw:marker-start-width="0.237cm" draw:marker-end="Arrow" draw:marker-end-width="0.229cm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8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draw:marker-start-width="0.33cm" draw:marker-end="Arrow" draw:marker-end-width="0.229cm" draw:textarea-horizontal-align="center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svg:stroke-width="0.152cm" svg:stroke-color="#808080" draw:marker-start-width="0.533cm" draw:marker-end="Arrow" draw:marker-end-width="0.432cm" draw:fill="solid" draw:fill-color="#ff950e" draw:textarea-horizontal-align="center" draw:textarea-vertical-align="middle" fo:padding-top="0.2cm" fo:padding-bottom="0.2cm" fo:padding-left="0.325cm" fo:padding-right="0.325cm"/>
    </style:style>
    <style:style style:name="gr16" style:family="graphic" style:parent-style-name="standard">
      <style:graphic-properties draw:fill="gradient" draw:fill-color="#9966cc" draw:fill-gradient-name="Gradient_20_12"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0" style:family="graphic" style:parent-style-name="standard">
      <style:graphic-properties svg:stroke-width="0.025cm" svg:stroke-color="#000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svg:stroke-color="#cc6633" draw:marker-end="Arrow" draw:marker-end-width="0.3cm" draw:textarea-horizontal-align="center" draw:textarea-vertical-align="middle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svg:stroke-color="#808000"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51cm" svg:stroke-color="#0000ff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solid" svg:stroke-width="0.051cm" svg:stroke-color="#808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solid" svg:stroke-width="0.051cm" svg:stroke-color="#008000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4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4" style:family="paragraph">
      <style:paragraph-properties fo:margin-left="0cm" fo:margin-right="0cm" fo:text-align="start" fo:text-indent="0cm" style:punctuation-wrap="hanging" style:line-break="strict" style:writing-mode="lr-tb" style:font-independent-line-spacing="true"/>
    </style:style>
    <style:style style:name="P5" style:family="paragraph">
      <style:paragraph-properties style:writing-mode="lr-tb" style:font-independent-line-spacing="true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5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60" style:family="drawing-page">
      <style:drawing-page-properties presentation:display-header="true" presentation:display-footer="true" presentation:display-page-number="false" presentation:display-date-time="true"/>
    </style:style>
    <style:style style:name="gr63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5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0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dash" draw:stroke-dash="Ultrafine_20_Dashe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0.529cm" fo:wrap-option="no-wrap"/>
    </style:style>
    <style:style style:name="gr76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fill="gradient" draw:fill-color="#9966cc" draw:fill-gradient-name="Gradient_20_10" draw:textarea-horizontal-align="justify" draw:textarea-vertical-align="middle" draw:auto-grow-height="false" fo:wrap-option="no-wrap"/>
    </style:style>
    <style:style style:name="gr79" style:family="graphic" style:parent-style-name="standard">
      <style:graphic-properties draw:textarea-horizontal-align="center" draw:textarea-vertical-align="middle" fo:wrap-option="no-wrap"/>
    </style:style>
    <style:style style:name="gr83" style:family="graphic" style:parent-style-name="standard">
      <style:graphic-properties svg:stroke-width="0cm" svg:stroke-color="#0000ff" draw:marker-start-width="0.276cm" draw:marker-end-width="0.276cm" draw:fill="none" draw:fill-color="#00ff00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84" style:family="graphic" style:parent-style-name="standard">
      <style:graphic-properties svg:stroke-width="0.025cm" draw:marker-start-width="0.237cm" draw:marker-end="Arrow" draw:marker-end-width="0.229cm" draw:textarea-horizontal-align="center" draw:textarea-vertical-align="middle" fo:padding-top="0.137cm" fo:padding-bottom="0.137cm" fo:padding-left="0.262cm" fo:padding-right="0.262cm" fo:wrap-option="no-wrap"/>
    </style:style>
    <style:style style:name="gr86" style:family="graphic" style:parent-style-name="standard">
      <style:graphic-properties svg:stroke-width="0.025cm" svg:stroke-color="#8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87" style:family="graphic" style:parent-style-name="standard">
      <style:graphic-properties svg:stroke-width="0.025cm" svg:stroke-color="#0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88" style:family="graphic" style:parent-style-name="standard">
      <style:graphic-properties svg:stroke-width="0.025cm" draw:marker-start-width="0.33cm" draw:marker-end="Arrow" draw:marker-end-width="0.229cm" draw:textarea-horizontal-align="center" draw:textarea-vertical-align="middle" fo:padding-top="0.137cm" fo:padding-bottom="0.137cm" fo:padding-left="0.262cm" fo:padding-right="0.262cm" fo:wrap-option="no-wrap"/>
    </style:style>
    <style:style style:name="gr89" style:family="graphic" style:parent-style-name="standard">
      <style:graphic-properties svg:stroke-width="0.152cm" svg:stroke-color="#808080" draw:marker-start-width="0.533cm" draw:marker-end="Arrow" draw:marker-end-width="0.432cm" draw:fill="solid" draw:fill-color="#ff950e" draw:textarea-horizontal-align="center" draw:textarea-vertical-align="middle" fo:padding-top="0.2cm" fo:padding-bottom="0.2cm" fo:padding-left="0.325cm" fo:padding-right="0.325cm" fo:wrap-option="no-wrap"/>
    </style:style>
    <style:style style:name="gr90" style:family="graphic" style:parent-style-name="standard">
      <style:graphic-properties draw:fill="gradient" draw:fill-color="#9966cc" draw:fill-gradient-name="Gradient_20_12" draw:textarea-horizontal-align="justify" draw:textarea-vertical-align="middle" draw:auto-grow-height="false" fo:wrap-option="no-wrap"/>
    </style:style>
    <style:style style:name="gr91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fill-color="#ffffcc" draw:textarea-horizontal-align="justify" draw:textarea-vertical-align="middle" draw:auto-grow-height="false" fo:wrap-option="no-wrap"/>
    </style:style>
    <style:style style:name="gr96" style:family="graphic" style:parent-style-name="standard">
      <style:graphic-properties svg:stroke-width="0.025cm" svg:stroke-color="#000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97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99" style:family="graphic" style:parent-style-name="standard" style:list-style-name="L6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0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1" style:family="graphic" style:parent-style-name="standard">
      <style:graphic-properties svg:stroke-color="#cc6633" draw:marker-end="Arrow" draw:marker-end-width="0.3cm" draw:textarea-horizontal-align="center" draw:textarea-vertical-align="middle" fo:wrap-option="no-wrap"/>
    </style:style>
    <style:style style:name="gr102" style:family="graphic" style:parent-style-name="standard" style:list-style-name="L6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3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4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5" style:family="graphic" style:parent-style-name="standard">
      <style:graphic-properties draw:stroke="dash" draw:stroke-dash="Ultrafine_20_Dashed" draw:fill="none" draw:textarea-horizontal-align="center" draw:textarea-vertical-align="middle" fo:wrap-option="no-wrap"/>
    </style:style>
    <style:style style:name="gr106" style:family="graphic" style:parent-style-name="standard" style:list-style-name="L61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07" style:family="graphic" style:parent-style-name="standard">
      <style:graphic-properties svg:stroke-color="#0000ff" draw:marker-end="Arrow" draw:marker-end-width="0.3cm" draw:textarea-horizontal-align="center" draw:textarea-vertical-align="middle" fo:wrap-option="no-wrap"/>
    </style:style>
    <style:style style:name="gr108" style:family="graphic" style:parent-style-name="standard">
      <style:graphic-properties svg:stroke-color="#808000" draw:marker-end="Arrow" draw:marker-end-width="0.3cm" draw:textarea-horizontal-align="center" draw:textarea-vertical-align="middle" fo:wrap-option="no-wrap"/>
    </style:style>
    <style:style style:name="gr109" style:family="graphic" style:parent-style-name="standard">
      <style:graphic-properties svg:stroke-color="#008000" draw:marker-end="Arrow" draw:marker-end-width="0.3cm" draw:textarea-horizontal-align="center" draw:textarea-vertical-align="middle" fo:wrap-option="no-wrap"/>
    </style:style>
    <style:style style:name="gr110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1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2" style:family="graphic" style:parent-style-name="standard">
      <style:graphic-properties draw:stroke="solid" svg:stroke-width="0.051cm" svg:stroke-color="#0000ff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draw:stroke="solid" svg:stroke-width="0.051cm" svg:stroke-color="#808000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draw:stroke="solid" svg:stroke-width="0.051cm" svg:stroke-color="#008000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6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7" style:family="graphic" style:parent-style-name="standard" style:list-style-name="L5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18" style:family="graphic">
      <style:graphic-properties style:protect="size"/>
    </style:style>
    <style:style style:name="pr119" style:family="presentation" style:parent-style-name="Default-notes">
      <style:graphic-properties draw:fill-color="#ffffff" draw:auto-grow-height="true" fo:min-height="12.573cm" fo:wrap-option="no-wrap"/>
    </style:style>
    <style:style style:name="P61" style:family="paragraph">
      <style:paragraph-properties fo:margin-left="0cm" fo:margin-right="0cm" fo:text-indent="0cm" style:punctuation-wrap="hanging" style:line-break="strict" style:writing-mode="lr-tb"/>
    </style:style>
    <style:style style:name="P64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66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69" style:family="paragraph">
      <style:paragraph-properties fo:margin-left="0cm" fo:margin-right="0cm" fo:text-align="start" fo:text-indent="0cm" style:punctuation-wrap="simple" style:line-break="strict" style:writing-mode="lr-tb" style:font-independent-line-spacing="true"/>
    </style:style>
    <style:style style:name="P72" style:family="paragraph">
      <style:paragraph-properties style:punctuation-wrap="simple" style:line-break="strict" style:writing-mode="lr-tb" style:font-independent-line-spacing="true"/>
    </style:style>
    <style:style style:name="P75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78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80" style:family="paragraph">
      <style:paragraph-properties fo:text-align="center" style:punctuation-wrap="simple" style:line-break="strict" style:writing-mode="lr-tb"/>
    </style:style>
    <style:style style:name="P81" style:family="paragraph">
      <style:paragraph-properties fo:text-align="center"/>
    </style:style>
    <style:style style:name="P85" style:family="paragraph">
      <style:paragraph-properties style:punctuation-wrap="simple" style:line-break="strict" style:writing-mode="lr-tb"/>
    </style:style>
    <style:style style:name="P95" style:family="paragraph">
      <style:paragraph-properties fo:text-align="center" style:punctuation-wrap="simple" style:line-break="strict" style:writing-mode="lr-tb"/>
      <style:text-properties fo:font-size="10pt" fo:font-weight="bold" style:font-size-asian="10pt" style:font-weight-asian="bold" style:font-size-complex="10pt" style:font-weight-complex="bold"/>
    </style:style>
    <style:style style:name="T62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67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73" style:family="text">
      <style:text-properties fo:font-weight="bold" style:font-weight-asian="bold" style:font-weight-complex="bold"/>
    </style:style>
    <style:style style:name="T82" style:family="text">
      <style:text-properties fo:font-size="14pt" style:font-size-asian="14pt" style:font-size-complex="14pt"/>
    </style:style>
    <style:style style:name="T93" style:family="text">
      <style:text-properties fo:font-size="14pt" fo:font-weight="bold" style:font-size-asian="14pt" style:font-weight-asian="bold" style:font-size-complex="14pt" style:font-weight-complex="bold"/>
    </style:style>
    <style:style style:name="T98" style:family="text">
      <style:text-properties fo:language="en" fo:country="US" fo:font-weight="bold" style:font-weight-asian="bold" style:font-weight-complex="bold"/>
    </style:style>
    <text:list-style style:name="L5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13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38" style:family="drawing-page">
      <style:drawing-page-properties presentation:display-header="true" presentation:display-footer="true" presentation:display-page-number="false" presentation:display-date-time="true"/>
    </style:style>
    <style:style style:name="gr141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3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6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8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49" style:family="graphic" style:parent-style-name="standard">
      <style:graphic-properties draw:stroke="dash" draw:stroke-dash="Ultrafine_20_Dashe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0.529cm" fo:wrap-option="no-wrap"/>
    </style:style>
    <style:style style:name="gr154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55" style:family="graphic" style:parent-style-name="standard">
      <style:graphic-properties draw:fill="gradient" draw:fill-color="#9966cc" draw:fill-gradient-name="Gradient_20_10" draw:textarea-horizontal-align="justify" draw:textarea-vertical-align="middle" draw:auto-grow-height="false" fo:wrap-option="no-wrap"/>
    </style:style>
    <style:style style:name="gr157" style:family="graphic" style:parent-style-name="standard">
      <style:graphic-properties draw:textarea-horizontal-align="center" draw:textarea-vertical-align="middle" fo:wrap-option="no-wrap"/>
    </style:style>
    <style:style style:name="gr161" style:family="graphic" style:parent-style-name="standard">
      <style:graphic-properties svg:stroke-width="0cm" svg:stroke-color="#0000ff" draw:marker-start-width="0.276cm" draw:marker-end-width="0.276cm" draw:fill="none" draw:fill-color="#00ff00" draw:textarea-horizontal-align="justify" draw:textarea-vertical-align="middle" draw:auto-grow-height="false" fo:padding-top="0.125cm" fo:padding-bottom="0.125cm" fo:padding-left="0.25cm" fo:padding-right="0.25cm" fo:wrap-option="no-wrap"/>
    </style:style>
    <style:style style:name="gr162" style:family="graphic" style:parent-style-name="standard">
      <style:graphic-properties svg:stroke-width="0.025cm" draw:marker-start-width="0.237cm" draw:marker-end="Arrow" draw:marker-end-width="0.229cm" draw:textarea-horizontal-align="center" draw:textarea-vertical-align="middle" fo:padding-top="0.137cm" fo:padding-bottom="0.137cm" fo:padding-left="0.262cm" fo:padding-right="0.262cm" fo:wrap-option="no-wrap"/>
    </style:style>
    <style:style style:name="gr164" style:family="graphic" style:parent-style-name="standard">
      <style:graphic-properties svg:stroke-width="0.025cm" svg:stroke-color="#8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165" style:family="graphic" style:parent-style-name="standard">
      <style:graphic-properties svg:stroke-width="0.025cm" svg:stroke-color="#008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166" style:family="graphic" style:parent-style-name="standard">
      <style:graphic-properties svg:stroke-width="0.025cm" draw:marker-start-width="0.33cm" draw:marker-end="Arrow" draw:marker-end-width="0.229cm" draw:textarea-horizontal-align="center" draw:textarea-vertical-align="middle" fo:padding-top="0.137cm" fo:padding-bottom="0.137cm" fo:padding-left="0.262cm" fo:padding-right="0.262cm" fo:wrap-option="no-wrap"/>
    </style:style>
    <style:style style:name="gr167" style:family="graphic" style:parent-style-name="standard">
      <style:graphic-properties svg:stroke-width="0.152cm" svg:stroke-color="#808080" draw:marker-start-width="0.533cm" draw:marker-end="Arrow" draw:marker-end-width="0.432cm" draw:fill="solid" draw:fill-color="#ff950e" draw:textarea-horizontal-align="center" draw:textarea-vertical-align="middle" fo:padding-top="0.2cm" fo:padding-bottom="0.2cm" fo:padding-left="0.325cm" fo:padding-right="0.325cm" fo:wrap-option="no-wrap"/>
    </style:style>
    <style:style style:name="gr168" style:family="graphic" style:parent-style-name="standard">
      <style:graphic-properties draw:fill="gradient" draw:fill-color="#9966cc" draw:fill-gradient-name="Gradient_20_12" draw:textarea-horizontal-align="justify" draw:textarea-vertical-align="middle" draw:auto-grow-height="false" fo:wrap-option="no-wrap"/>
    </style:style>
    <style:style style:name="gr169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0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2" style:family="graphic" style:parent-style-name="standard">
      <style:graphic-properties draw:fill-color="#ffffcc" draw:textarea-horizontal-align="justify" draw:textarea-vertical-align="middle" draw:auto-grow-height="false" fo:wrap-option="no-wrap"/>
    </style:style>
    <style:style style:name="gr174" style:family="graphic" style:parent-style-name="standard">
      <style:graphic-properties svg:stroke-width="0.025cm" svg:stroke-color="#000000" draw:marker-start-width="0.237cm" draw:marker-end-width="0.237cm" draw:fill="none" draw:fill-color="#00ff00" draw:textarea-horizontal-align="justify" draw:textarea-vertical-align="middle" draw:auto-grow-height="false" fo:padding-top="0.137cm" fo:padding-bottom="0.137cm" fo:padding-left="0.262cm" fo:padding-right="0.262cm" fo:wrap-option="no-wrap"/>
    </style:style>
    <style:style style:name="gr175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7" style:family="graphic" style:parent-style-name="standard" style:list-style-name="L13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8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79" style:family="graphic" style:parent-style-name="standard">
      <style:graphic-properties svg:stroke-color="#cc6633" draw:marker-end="Arrow" draw:marker-end-width="0.3cm" draw:textarea-horizontal-align="center" draw:textarea-vertical-align="middle" fo:wrap-option="no-wrap"/>
    </style:style>
    <style:style style:name="gr180" style:family="graphic" style:parent-style-name="standard" style:list-style-name="L13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1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2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3" style:family="graphic" style:parent-style-name="standard">
      <style:graphic-properties draw:stroke="dash" draw:stroke-dash="Ultrafine_20_Dashed" draw:fill="none" draw:textarea-horizontal-align="center" draw:textarea-vertical-align="middle" fo:wrap-option="no-wrap"/>
    </style:style>
    <style:style style:name="gr184" style:family="graphic" style:parent-style-name="standard" style:list-style-name="L13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5" style:family="graphic" style:parent-style-name="standard">
      <style:graphic-properties svg:stroke-color="#0000ff" draw:marker-end="Arrow" draw:marker-end-width="0.3cm" draw:textarea-horizontal-align="center" draw:textarea-vertical-align="middle" fo:wrap-option="no-wrap"/>
    </style:style>
    <style:style style:name="gr186" style:family="graphic" style:parent-style-name="standard">
      <style:graphic-properties svg:stroke-color="#808000" draw:marker-end="Arrow" draw:marker-end-width="0.3cm" draw:textarea-horizontal-align="center" draw:textarea-vertical-align="middle" fo:wrap-option="no-wrap"/>
    </style:style>
    <style:style style:name="gr187" style:family="graphic" style:parent-style-name="standard">
      <style:graphic-properties svg:stroke-color="#008000" draw:marker-end="Arrow" draw:marker-end-width="0.3cm" draw:textarea-horizontal-align="center" draw:textarea-vertical-align="middle" fo:wrap-option="no-wrap"/>
    </style:style>
    <style:style style:name="gr188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89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0" style:family="graphic" style:parent-style-name="standard">
      <style:graphic-properties draw:stroke="solid" svg:stroke-width="0.051cm" svg:stroke-color="#0000ff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91" style:family="graphic" style:parent-style-name="standard">
      <style:graphic-properties draw:stroke="solid" svg:stroke-width="0.051cm" svg:stroke-color="#808000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92" style:family="graphic" style:parent-style-name="standard">
      <style:graphic-properties draw:stroke="solid" svg:stroke-width="0.051cm" svg:stroke-color="#008000" draw:marker-start-width="0.381cm" draw:marker-end-width="0.381cm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193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4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5" style:family="graphic" style:parent-style-name="standard" style:list-style-name="L137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196" style:family="graphic">
      <style:graphic-properties style:protect="size"/>
    </style:style>
    <style:style style:name="pr197" style:family="presentation" style:parent-style-name="Default-notes">
      <style:graphic-properties draw:fill-color="#ffffff" draw:auto-grow-height="true" fo:min-height="12.573cm" fo:wrap-option="no-wrap"/>
    </style:style>
    <style:style style:name="P139" style:family="paragraph">
      <style:paragraph-properties fo:margin-left="0cm" fo:margin-right="0cm" fo:text-indent="0cm" style:punctuation-wrap="hanging" style:line-break="strict" style:writing-mode="lr-tb"/>
    </style:style>
    <style:style style:name="P142" style:family="paragraph">
      <style:paragraph-properties fo:margin-left="0cm" fo:margin-right="0cm" fo:text-indent="0cm" style:punctuation-wrap="simple" style:line-break="strict" style:writing-mode="lr-tb" style:font-independent-line-spacing="true"/>
    </style:style>
    <style:style style:name="P144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147" style:family="paragraph">
      <style:paragraph-properties fo:margin-left="0cm" fo:margin-right="0cm" fo:text-align="start" fo:text-indent="0cm" style:punctuation-wrap="simple" style:line-break="strict" style:writing-mode="lr-tb" style:font-independent-line-spacing="true"/>
    </style:style>
    <style:style style:name="P150" style:family="paragraph">
      <style:paragraph-properties style:punctuation-wrap="simple" style:line-break="strict" style:writing-mode="lr-tb" style:font-independent-line-spacing="true"/>
    </style:style>
    <style:style style:name="P153" style:family="paragraph">
      <style:paragraph-properties style:punctuation-wrap="simple" style:line-break="strict" style:writing-mode="lr-tb"/>
      <style:text-properties fo:font-weight="bold" style:font-weight-asian="bold" style:font-weight-complex="bold"/>
    </style:style>
    <style:style style:name="P156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P158" style:family="paragraph">
      <style:paragraph-properties fo:text-align="center" style:punctuation-wrap="simple" style:line-break="strict" style:writing-mode="lr-tb"/>
    </style:style>
    <style:style style:name="P159" style:family="paragraph">
      <style:paragraph-properties fo:text-align="center"/>
    </style:style>
    <style:style style:name="P163" style:family="paragraph">
      <style:paragraph-properties style:punctuation-wrap="simple" style:line-break="strict" style:writing-mode="lr-tb"/>
    </style:style>
    <style:style style:name="P173" style:family="paragraph">
      <style:paragraph-properties fo:text-align="center" style:punctuation-wrap="simple" style:line-break="strict" style:writing-mode="lr-tb"/>
      <style:text-properties fo:font-size="10pt" fo:font-weight="bold" style:font-size-asian="10pt" style:font-weight-asian="bold" style:font-size-complex="10pt" style:font-weight-complex="bold"/>
    </style:style>
    <style:style style:name="T140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145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151" style:family="text">
      <style:text-properties fo:font-weight="bold" style:font-weight-asian="bold" style:font-weight-complex="bold"/>
    </style:style>
    <style:style style:name="T160" style:family="text">
      <style:text-properties fo:font-size="14pt" style:font-size-asian="14pt" style:font-size-complex="14pt"/>
    </style:style>
    <style:style style:name="T171" style:family="text">
      <style:text-properties fo:font-size="14pt" fo:font-weight="bold" style:font-size-asian="14pt" style:font-weight-asian="bold" style:font-size-complex="14pt" style:font-weight-complex="bold"/>
    </style:style>
    <style:style style:name="T176" style:family="text">
      <style:text-properties fo:language="en" fo:country="US" fo:font-weight="bold" style:font-weight-asian="bold" style:font-weight-complex="bold"/>
    </style:style>
    <text:list-style style:name="L13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37" draw:master-page-name="Default">
        <draw:custom-shape draw:style-name="gr141" draw:text-style-name="P142" draw:layer="layout" svg:width="10.092cm" svg:height="0.611cm" svg:x="4.742cm" svg:y="0cm">
          <text:list text:style-name="L137">
            <text:list-header>
              <text:p text:style-name="P139"><text:span text:style-name="T140">Build Ensem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3" draw:text-style-name="P142" draw:layer="layout" svg:width="10.16cm" svg:height="0.611cm" svg:x="15.342cm" svg:y="0.064cm">
          <text:list text:style-name="L137">
            <text:list-header>
              <text:p text:style-name="P139"><text:span text:style-name="T140"><text:tab/></text:span><text:span text:style-name="T140"> <text:s text:c="4"/></text:span><text:span text:style-name="T140">Use Ensem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6" draw:text-style-name="P147" draw:layer="layout" svg:width="3.673cm" svg:height="0.998cm" svg:x="15.789cm" svg:y="7.191cm">
          <text:list text:style-name="L137">
            <text:list-header>
              <text:p text:style-name="P144"><text:span text:style-name="T145">Unlabeled </text:span></text:p>
              <text:p text:style-name="P144"><text:span text:style-name="T145">Dat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8" draw:text-style-name="P142" draw:layer="layout" svg:width="3.127cm" svg:height="0.609cm" svg:x="17.464cm" svg:y="5.713cm">
          <text:list text:style-name="L137">
            <text:list-header>
              <text:p text:style-name="P139"><text:span text:style-name="T145">Outpu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150" draw:layer="layout" svg:width="14.367cm" svg:height="7.669cm" svg:x="0.6cm" svg:y="1.13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2" draw:text-style-name="P153" draw:layer="layout" svg:width="1.723cm" svg:height="1.491cm" svg:x="18.031cm" svg:y="4.953cm">
          <draw:text-box>
            <text:p><text:span text:style-name="T151">…</text:span></text:p>
          </draw:text-box>
        </draw:frame>
        <draw:custom-shape draw:style-name="gr149" draw:text-style-name="P150" draw:layer="layout" svg:width="8.666cm" svg:height="7.669cm" svg:x="15.803cm" svg:y="1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4" draw:text-style-name="P142" draw:layer="layout" svg:width="3.203cm" svg:height="1.913cm" svg:x="0.906cm" svg:y="5.447cm">
            <text:list text:style-name="L137">
              <text:list-header>
                <text:p text:style-name="P139"><text:span text:style-name="T145">Labeled </text:span></text:p>
                <text:p text:style-name="P139"><text:span text:style-name="T145"><text:s text:c="3"/></text:span><text:span text:style-name="T145">Data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ustom-shape draw:style-name="gr155" draw:text-style-name="P156" draw:id="id144" draw:layer="layout" svg:width="2.773cm" svg:height="1.927cm" svg:x="0.858cm" svg:y="3.3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158" draw:layer="layout" svg:x1="1.089cm" svg:y1="3.308cm" svg:x2="1.089cm" svg:y2="5.235cm">
            <text:p/>
          </draw:line>
          <draw:line draw:style-name="gr157" draw:text-style-name="P158" draw:layer="layout" svg:x1="1.321cm" svg:y1="3.308cm" svg:x2="1.321cm" svg:y2="5.235cm">
            <text:p/>
          </draw:line>
          <draw:line draw:style-name="gr157" draw:text-style-name="P158" draw:layer="layout" svg:x1="1.551cm" svg:y1="3.308cm" svg:x2="1.551cm" svg:y2="5.235cm">
            <text:p/>
          </draw:line>
          <draw:line draw:style-name="gr157" draw:text-style-name="P158" draw:layer="layout" svg:x1="1.783cm" svg:y1="3.308cm" svg:x2="1.783cm" svg:y2="5.235cm">
            <text:p/>
          </draw:line>
          <draw:line draw:style-name="gr157" draw:text-style-name="P158" draw:layer="layout" svg:x1="2.015cm" svg:y1="3.308cm" svg:x2="2.015cm" svg:y2="5.235cm">
            <text:p/>
          </draw:line>
          <draw:line draw:style-name="gr157" draw:text-style-name="P158" draw:layer="layout" svg:x1="2.246cm" svg:y1="3.308cm" svg:x2="2.246cm" svg:y2="5.235cm">
            <text:p/>
          </draw:line>
          <draw:line draw:style-name="gr157" draw:text-style-name="P158" draw:layer="layout" svg:x1="2.476cm" svg:y1="3.308cm" svg:x2="2.476cm" svg:y2="5.235cm">
            <text:p/>
          </draw:line>
          <draw:line draw:style-name="gr157" draw:text-style-name="P158" draw:layer="layout" svg:x1="2.708cm" svg:y1="3.308cm" svg:x2="2.708cm" svg:y2="5.235cm">
            <text:p/>
          </draw:line>
          <draw:line draw:style-name="gr157" draw:text-style-name="P158" draw:layer="layout" svg:x1="2.939cm" svg:y1="3.308cm" svg:x2="2.939cm" svg:y2="5.235cm">
            <text:p/>
          </draw:line>
          <draw:line draw:style-name="gr157" draw:text-style-name="P158" draw:layer="layout" svg:x1="3.169cm" svg:y1="3.308cm" svg:x2="3.169cm" svg:y2="5.235cm">
            <text:p/>
          </draw:line>
          <draw:line draw:style-name="gr157" draw:text-style-name="P158" draw:layer="layout" svg:x1="3.395cm" svg:y1="3.304cm" svg:x2="3.395cm" svg:y2="5.231cm">
            <text:p/>
          </draw:line>
        </draw:g>
        <draw:g>
          <draw:custom-shape draw:style-name="gr161" draw:text-style-name="P156" draw:id="id137" draw:layer="layout" svg:width="0.848cm" svg:height="0.963cm" svg:x="18.169cm" svg:y="1.487cm">
            <text:p text:style-name="P159"><text:span text:style-name="T160">0.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2" draw:text-style-name="P163" draw:layer="layout" draw:line-skew="-0.489cm" svg:x1="13.837cm" svg:y1="2.288cm" svg:x2="18.169cm" svg:y2="1.969cm" draw:start-shape="id136" draw:start-glue-point="1" draw:end-shape="id137" draw:end-glue-point="6" svg:d="m13837 2288h1702v-319h2630">
            <text:p/>
          </draw:connector>
          <draw:custom-shape draw:style-name="gr164" draw:text-style-name="P156" draw:id="id141" draw:layer="layout" svg:width="0.828cm" svg:height="0.963cm" svg:x="18.187cm" svg:y="2.964cm">
            <text:p text:style-name="P159"><text:span text:style-name="T160">0.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5" draw:text-style-name="P156" draw:id="id139" draw:layer="layout" svg:width="0.848cm" svg:height="0.963cm" svg:x="18.169cm" svg:y="4.361cm">
            <text:p text:style-name="P159"><text:span text:style-name="T160">0.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6" draw:text-style-name="P163" draw:layer="layout" draw:line-skew="-0.483cm" svg:x1="13.837cm" svg:y1="6.251cm" svg:x2="18.169cm" svg:y2="4.843cm" draw:start-shape="id138" draw:start-glue-point="1" draw:end-shape="id139" draw:end-glue-point="6" svg:d="m13837 6251h1702v-1408h2630">
            <text:p/>
          </draw:connector>
          <draw:connector draw:style-name="gr166" draw:text-style-name="P163" draw:layer="layout" draw:line-skew="-0.492cm" svg:x1="13.837cm" svg:y1="4.27cm" svg:x2="18.187cm" svg:y2="3.446cm" draw:start-shape="id140" draw:start-glue-point="1" draw:end-shape="id141" draw:end-glue-point="6" svg:d="m13837 4270h1702v-824h2648">
            <text:p/>
          </draw:connector>
          <draw:line draw:style-name="gr167" draw:text-style-name="P158" draw:layer="layout" svg:x1="16.715cm" svg:y1="6.469cm" svg:x2="16.715cm" svg:y2="5.072cm">
            <text:p/>
          </draw:line>
          <draw:custom-shape draw:style-name="gr168" draw:text-style-name="P156" draw:layer="layout" svg:width="1.219cm" svg:height="0.508cm" svg:x="16.163cm" svg:y="6.6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158" draw:layer="layout" svg:x1="16.395cm" svg:y1="6.69cm" svg:x2="16.395cm" svg:y2="7.198cm">
            <text:p/>
          </draw:line>
          <draw:line draw:style-name="gr157" draw:text-style-name="P158" draw:layer="layout" svg:x1="16.628cm" svg:y1="6.69cm" svg:x2="16.628cm" svg:y2="7.198cm">
            <text:p/>
          </draw:line>
          <draw:line draw:style-name="gr157" draw:text-style-name="P158" draw:layer="layout" svg:x1="16.859cm" svg:y1="6.69cm" svg:x2="16.859cm" svg:y2="7.198cm">
            <text:p/>
          </draw:line>
          <draw:line draw:style-name="gr157" draw:text-style-name="P158" draw:layer="layout" svg:x1="17.092cm" svg:y1="6.69cm" svg:x2="17.092cm" svg:y2="7.198cm">
            <text:p/>
          </draw:line>
        </draw:g>
        <draw:g>
          <draw:custom-shape draw:style-name="gr169" draw:text-style-name="P142" draw:layer="layout" svg:width="4.45cm" svg:height="0.611cm" svg:x="19.979cm" svg:y="4.925cm">
            <text:list text:style-name="L137">
              <text:list-header>
                <text:p text:style-name="P139"><text:span text:style-name="T145">AGGREGAT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0" draw:text-style-name="P142" draw:layer="layout" svg:width="2.956cm" svg:height="0.612cm" svg:x="22.286cm" svg:y="3.91cm">
            <text:list text:style-name="L137">
              <text:list-header>
                <text:p text:style-name="P139"><text:span text:style-name="T145">Resul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2" draw:text-style-name="P173" draw:id="id142" draw:layer="layout" svg:width="1.929cm" svg:height="1.664cm" svg:x="20.118cm" svg:y="2.604cm">
            <text:p text:style-name="P159"><text:span text:style-name="T171">Avg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onnector draw:style-name="gr166" draw:text-style-name="P163" draw:layer="layout" draw:type="line" svg:x1="22.047cm" svg:y1="3.436cm" svg:x2="22.995cm" svg:y2="3.446cm" draw:start-shape="id142" draw:start-glue-point="7" draw:end-shape="id143" draw:end-glue-point="6" svg:d="m22047 3436 948 10">
            <text:p/>
          </draw:connector>
          <draw:custom-shape draw:style-name="gr174" draw:text-style-name="P156" draw:id="id143" draw:layer="layout" svg:width="0.892cm" svg:height="0.964cm" svg:x="22.995cm" svg:y="2.964cm">
            <text:p text:style-name="P159"><text:span text:style-name="T160">0.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66" draw:text-style-name="P158" draw:layer="layout" svg:x1="19.017cm" svg:y1="1.969cm" svg:x2="21.082cm" svg:y2="2.604cm" draw:start-shape="id137" draw:start-glue-point="10" draw:end-shape="id142" draw:end-glue-point="4" svg:d="m19017 1969h2065v635">
            <text:p/>
          </draw:connector>
          <draw:connector draw:style-name="gr166" draw:text-style-name="P158" draw:layer="layout" svg:x1="19.015cm" svg:y1="3.446cm" svg:x2="20.118cm" svg:y2="3.436cm" draw:start-shape="id141" draw:start-glue-point="10" draw:end-shape="id142" draw:end-glue-point="5" svg:d="m19015 3446h558v-10h545">
            <text:p/>
          </draw:connector>
          <draw:connector draw:style-name="gr166" draw:text-style-name="P158" draw:layer="layout" svg:x1="19.017cm" svg:y1="4.843cm" svg:x2="21.082cm" svg:y2="4.268cm" draw:start-shape="id139" draw:start-glue-point="10" draw:end-shape="id142" draw:end-glue-point="6" svg:d="m19017 4843h2065v-575">
            <text:p/>
          </draw:connector>
        </draw:g>
        <draw:g>
          <draw:custom-shape draw:style-name="gr175" draw:text-style-name="P142" draw:layer="layout" svg:width="3.663cm" svg:height="0.999cm" svg:x="5.766cm" svg:y="7.641cm">
            <text:list text:style-name="L137">
              <text:list-header>
                <text:p text:style-name="P139"><text:span text:style-name="T145">Spli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7" draw:text-style-name="P142" draw:layer="layout" svg:width="1.768cm" svg:height="1.452cm" svg:x="6.206cm" svg:y="6.829cm">
            <text:list text:style-name="L139">
              <text:list-header>
                <text:p text:style-name="P139"><text:span text:style-name="T176"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78" draw:text-style-name="P142" draw:layer="layout" svg:width="3.821cm" svg:height="0.611cm" svg:x="2.296cm" svg:y="1.369cm">
            <text:list text:style-name="L137">
              <text:list-header>
                <text:p text:style-name="P139"><text:span text:style-name="T145">PARTI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55" draw:text-style-name="P156" draw:id="id145" draw:layer="layout" svg:width="1.617cm" svg:height="1.696cm" svg:x="5.981cm" svg:y="1.4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158" draw:layer="layout" svg:x1="6.211cm" svg:y1="1.461cm" svg:x2="6.211cm" svg:y2="3.157cm">
            <text:p/>
          </draw:line>
          <draw:line draw:style-name="gr157" draw:text-style-name="P158" draw:layer="layout" svg:x1="6.443cm" svg:y1="1.461cm" svg:x2="6.443cm" svg:y2="3.157cm">
            <text:p/>
          </draw:line>
          <draw:line draw:style-name="gr157" draw:text-style-name="P158" draw:layer="layout" svg:x1="6.673cm" svg:y1="1.461cm" svg:x2="6.673cm" svg:y2="3.157cm">
            <text:p/>
          </draw:line>
          <draw:line draw:style-name="gr157" draw:text-style-name="P158" draw:layer="layout" svg:x1="6.905cm" svg:y1="1.461cm" svg:x2="6.905cm" svg:y2="3.157cm">
            <text:p/>
          </draw:line>
          <draw:line draw:style-name="gr157" draw:text-style-name="P158" draw:layer="layout" svg:x1="7.137cm" svg:y1="1.461cm" svg:x2="7.137cm" svg:y2="3.157cm">
            <text:p/>
          </draw:line>
          <draw:line draw:style-name="gr157" draw:text-style-name="P158" draw:layer="layout" svg:x1="7.368cm" svg:y1="1.461cm" svg:x2="7.368cm" svg:y2="3.157cm">
            <text:p/>
          </draw:line>
          <draw:custom-shape draw:style-name="gr155" draw:text-style-name="P156" draw:id="id146" draw:layer="layout" svg:width="1.617cm" svg:height="1.697cm" svg:x="5.982cm" svg:y="3.4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158" draw:layer="layout" svg:x1="6.212cm" svg:y1="3.434cm" svg:x2="6.212cm" svg:y2="5.13cm">
            <text:p/>
          </draw:line>
          <draw:line draw:style-name="gr157" draw:text-style-name="P158" draw:layer="layout" svg:x1="6.444cm" svg:y1="3.434cm" svg:x2="6.444cm" svg:y2="5.13cm">
            <text:p/>
          </draw:line>
          <draw:line draw:style-name="gr157" draw:text-style-name="P158" draw:layer="layout" svg:x1="6.675cm" svg:y1="3.434cm" svg:x2="6.675cm" svg:y2="5.13cm">
            <text:p/>
          </draw:line>
          <draw:line draw:style-name="gr157" draw:text-style-name="P158" draw:layer="layout" svg:x1="6.907cm" svg:y1="3.434cm" svg:x2="6.907cm" svg:y2="5.13cm">
            <text:p/>
          </draw:line>
          <draw:line draw:style-name="gr157" draw:text-style-name="P158" draw:layer="layout" svg:x1="7.139cm" svg:y1="3.434cm" svg:x2="7.139cm" svg:y2="5.13cm">
            <text:p/>
          </draw:line>
          <draw:line draw:style-name="gr157" draw:text-style-name="P158" draw:layer="layout" svg:x1="7.37cm" svg:y1="3.434cm" svg:x2="7.37cm" svg:y2="5.13cm">
            <text:p/>
          </draw:line>
          <draw:custom-shape draw:style-name="gr155" draw:text-style-name="P156" draw:id="id147" draw:layer="layout" svg:width="1.619cm" svg:height="1.697cm" svg:x="5.983cm" svg:y="5.4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7" draw:text-style-name="P158" draw:layer="layout" svg:x1="6.214cm" svg:y1="5.406cm" svg:x2="6.214cm" svg:y2="7.102cm">
            <text:p/>
          </draw:line>
          <draw:line draw:style-name="gr157" draw:text-style-name="P158" draw:layer="layout" svg:x1="6.446cm" svg:y1="5.406cm" svg:x2="6.446cm" svg:y2="7.102cm">
            <text:p/>
          </draw:line>
          <draw:line draw:style-name="gr157" draw:text-style-name="P158" draw:layer="layout" svg:x1="6.676cm" svg:y1="5.406cm" svg:x2="6.676cm" svg:y2="7.102cm">
            <text:p/>
          </draw:line>
          <draw:line draw:style-name="gr157" draw:text-style-name="P158" draw:layer="layout" svg:x1="6.908cm" svg:y1="5.406cm" svg:x2="6.908cm" svg:y2="7.102cm">
            <text:p/>
          </draw:line>
          <draw:line draw:style-name="gr157" draw:text-style-name="P158" draw:layer="layout" svg:x1="7.141cm" svg:y1="5.406cm" svg:x2="7.141cm" svg:y2="7.102cm">
            <text:p/>
          </draw:line>
          <draw:line draw:style-name="gr157" draw:text-style-name="P158" draw:layer="layout" svg:x1="7.371cm" svg:y1="5.406cm" svg:x2="7.371cm" svg:y2="7.102cm">
            <text:p/>
          </draw:line>
          <draw:connector draw:style-name="gr179" draw:text-style-name="P158" draw:layer="layout" svg:x1="3.631cm" svg:y1="4.271cm" svg:x2="5.981cm" svg:y2="2.31cm" draw:start-shape="id144" draw:start-glue-point="1" draw:end-shape="id145" draw:end-glue-point="3" svg:d="m3631 4271h1174v-1961h1176">
            <text:p/>
          </draw:connector>
          <draw:connector draw:style-name="gr179" draw:text-style-name="P158" draw:layer="layout" svg:x1="3.631cm" svg:y1="4.271cm" svg:x2="5.982cm" svg:y2="4.281cm" draw:start-shape="id144" draw:start-glue-point="1" draw:end-shape="id146" draw:end-glue-point="3" svg:d="m3631 4271h1175v10h1176">
            <text:p/>
          </draw:connector>
          <draw:connector draw:style-name="gr179" draw:text-style-name="P158" draw:layer="layout" svg:x1="3.631cm" svg:y1="4.271cm" svg:x2="5.983cm" svg:y2="6.254cm" draw:start-shape="id144" draw:start-glue-point="1" draw:end-shape="id147" draw:end-glue-point="3" svg:d="m3631 4271h1175v1983h1177">
            <text:p/>
          </draw:connector>
        </draw:g>
        <draw:g>
          <draw:custom-shape draw:style-name="gr180" draw:text-style-name="P142" draw:layer="layout" svg:width="1.769cm" svg:height="1.458cm" svg:x="12.561cm" svg:y="5.91cm">
            <text:list text:style-name="L139">
              <text:list-header>
                <text:p text:style-name="P139"><text:span text:style-name="T176"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1" draw:text-style-name="P142" draw:layer="layout" svg:width="3.131cm" svg:height="0.862cm" svg:x="11.539cm" svg:y="7.681cm">
            <text:list text:style-name="L137">
              <text:list-header>
                <text:p text:style-name="P139"><text:span text:style-name="T145">Model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82" draw:text-style-name="P142" draw:layer="layout" svg:width="3.843cm" svg:height="0.998cm" svg:x="7.389cm" svg:y="1.417cm">
            <text:list text:style-name="L137">
              <text:list-item>
                <text:p text:style-name="P139"><text:span text:style-name="T145"><text:s text:c="5"/></text:span><text:span text:style-name="T145">TRAIN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rect draw:style-name="gr183" draw:text-style-name="P163" draw:layer="layout" svg:width="2.692cm" svg:height="6.35cm" svg:x="11.345cm" svg:y="1.36cm">
            <text:p/>
          </draw:rect>
          <draw:custom-shape draw:style-name="gr184" draw:text-style-name="P142" draw:layer="layout" svg:width="1.768cm" svg:height="1.452cm" svg:x="12.067cm" svg:y="6.743cm">
            <text:list text:style-name="L139">
              <text:list-header>
                <text:p text:style-name="P139"><text:span text:style-name="T176">…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185" draw:text-style-name="P158" draw:layer="layout" draw:type="line" svg:x1="7.598cm" svg:y1="2.31cm" svg:x2="11.551cm" svg:y2="2.288cm" draw:start-shape="id145" draw:start-glue-point="1" draw:end-shape="id136" draw:end-glue-point="3" svg:d="m7598 2310 3953-22">
            <text:p/>
          </draw:connector>
          <draw:connector draw:style-name="gr186" draw:text-style-name="P158" draw:layer="layout" draw:type="line" svg:x1="7.599cm" svg:y1="4.281cm" svg:x2="11.551cm" svg:y2="4.27cm" draw:start-shape="id146" draw:start-glue-point="1" draw:end-shape="id140" draw:end-glue-point="3" svg:d="m7599 4281 3952-11">
            <text:p/>
          </draw:connector>
          <draw:connector draw:style-name="gr187" draw:text-style-name="P158" draw:layer="layout" draw:type="line" svg:x1="7.602cm" svg:y1="6.254cm" svg:x2="11.551cm" svg:y2="6.251cm" draw:start-shape="id147" draw:start-glue-point="1" draw:end-shape="id138" draw:end-glue-point="3" svg:d="m7602 6254 3949-3">
            <text:p/>
          </draw:connector>
          <draw:custom-shape draw:style-name="gr188" draw:text-style-name="P142" draw:layer="layout" svg:width="3.843cm" svg:height="0.827cm" svg:x="7.39cm" svg:y="3.417cm">
            <text:list text:style-name="L137">
              <text:list-item>
                <text:p text:style-name="P139"><text:span text:style-name="T145"><text:s text:c="5"/></text:span><text:span text:style-name="T145">TRAIN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189" draw:text-style-name="P142" draw:layer="layout" svg:width="3.843cm" svg:height="0.732cm" svg:x="7.391cm" svg:y="5.417cm">
            <text:list text:style-name="L137">
              <text:list-item>
                <text:p text:style-name="P139"><text:span text:style-name="T145"><text:s text:c="5"/></text:span><text:span text:style-name="T145">TRAIN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frame draw:style-name="gr190" draw:text-style-name="P158" draw:id="id136" draw:layer="layout" svg:width="2.286cm" svg:height="1.626cm" svg:x="11.551cm" svg:y="1.475cm">
            <draw:image xlink:href="Pictures/10000000000002A7000001DF4908E825.png" xlink:type="simple" xlink:show="embed" xlink:actuate="onLoad">
              <text:p/>
            </draw:image>
          </draw:frame>
          <draw:frame draw:style-name="gr191" draw:text-style-name="P158" draw:id="id140" draw:layer="layout" svg:width="2.286cm" svg:height="1.626cm" svg:x="11.551cm" svg:y="3.457cm">
            <draw:image xlink:href="Pictures/10000000000002A7000001DF4908E825.png" xlink:type="simple" xlink:show="embed" xlink:actuate="onLoad">
              <text:p/>
            </draw:image>
          </draw:frame>
          <draw:frame draw:style-name="gr192" draw:text-style-name="P158" draw:id="id138" draw:layer="layout" svg:width="2.286cm" svg:height="1.626cm" svg:x="11.551cm" svg:y="5.438cm">
            <draw:image xlink:href="Pictures/10000000000002A7000001DF4908E825.png" xlink:type="simple" xlink:show="embed" xlink:actuate="onLoad">
              <text:p/>
            </draw:image>
          </draw:frame>
        </draw:g>
        <draw:custom-shape draw:style-name="gr193" draw:text-style-name="P142" draw:layer="layout" svg:width="3.843cm" svg:height="0.827cm" svg:x="15.807cm" svg:y="4.04cm">
          <text:list text:style-name="L137">
            <text:list-item>
              <text:p text:style-name="P139"><text:span text:style-name="T145">TE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4" draw:text-style-name="P142" draw:layer="layout" svg:width="3.843cm" svg:height="0.827cm" svg:x="15.808cm" svg:y="2.641cm">
          <text:list text:style-name="L137">
            <text:list-item>
              <text:p text:style-name="P139"><text:span text:style-name="T145">TEST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95" draw:text-style-name="P142" draw:layer="layout" svg:width="3.843cm" svg:height="0.827cm" svg:x="15.808cm" svg:y="1.141cm">
          <text:list text:style-name="L137">
            <text:list-item>
              <text:p text:style-name="P139"><text:span text:style-name="T145">TEST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138">
          <draw:page-thumbnail draw:style-name="gr196" draw:layer="layout" svg:width="13.968cm" svg:height="10.476cm" svg:x="3.81cm" svg:y="2.123cm" draw:page-number="1" presentation:class="page"/>
          <draw:frame presentation:style-name="pr197" draw:text-style-name="P163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ffcc99" draw:end-color="#ffffff" draw:start-intensity="100%" draw:end-intensity="100%" draw:angle="0" draw:border="0%"/>
    <draw:gradient draw:name="Gradient_20_12" draw:display-name="Gradient 12" draw:style="linear" draw:start-color="#c0c0c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none" fo:wrap-option="no-wrap"/>
      <style:text-properties style:letter-kerning="true"/>
    </style:style>
    <style:style style:name="Default-backgroundobjects" style:family="presentation">
      <style:graphic-properties fo:wrap-option="no-wrap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fo:wrap-option="no-wrap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 fo:wrap-option="no-wra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wrap-option="no-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8.89cm" style:print-orientation="landscape"/>
    </style:page-layout>
    <style:style style:name="Mdp120" style:family="drawing-page">
      <style:drawing-page-properties draw:background-size="border" draw:fill="none"/>
    </style:style>
    <style:style style:name="Mdp121" style:family="drawing-page">
      <style:drawing-page-properties presentation:display-header="true" presentation:display-footer="true" presentation:display-page-number="false" presentation:display-date-time="true"/>
    </style:style>
    <style:style style:name="Mgr124" style:family="graphic" style:parent-style-name="standard">
      <style:graphic-properties draw:stroke="none" draw:fill="none" draw:fill-color="#ffffff" draw:auto-grow-height="false" fo:min-height="1.397cm" fo:wrap-option="no-wrap"/>
    </style:style>
    <style:style style:name="Mgr128" style:family="graphic" style:parent-style-name="standard">
      <style:graphic-properties draw:stroke="none" draw:fill="none" draw:fill-color="#ffffff" draw:textarea-vertical-align="bottom" draw:auto-grow-height="false" fo:min-height="1.397cm" fo:wrap-option="no-wrap"/>
    </style:style>
    <style:style style:name="Mpr129" style:family="presentation" style:parent-style-name="Default-title">
      <style:graphic-properties fo:wrap-option="no-wrap"/>
    </style:style>
    <style:style style:name="Mpr130" style:family="presentation" style:parent-style-name="Default-outline1">
      <style:graphic-properties fo:wrap-option="no-wrap"/>
    </style:style>
    <style:style style:name="Mpr131" style:family="presentation" style:parent-style-name="Default-backgroundobjects">
      <style:graphic-properties draw:stroke="none" draw:fill="none" draw:fill-color="#ffffff" draw:auto-grow-height="false" fo:min-height="1.449cm" fo:wrap-option="no-wrap"/>
    </style:style>
    <style:style style:name="Mpr134" style:family="presentation" style:parent-style-name="Default-notes">
      <style:graphic-properties fo:wrap-option="no-wrap"/>
    </style:style>
    <style:style style:name="Mpr135" style:family="presentation" style:parent-style-name="Default-backgroundobjects">
      <style:graphic-properties draw:stroke="none" draw:fill="none" draw:fill-color="#ffffff" draw:auto-grow-height="false" fo:min-height="1.397cm" fo:wrap-option="no-wrap"/>
    </style:style>
    <style:style style:name="Mpr136" style:family="presentation" style:parent-style-name="Default-backgroundobjects">
      <style:graphic-properties draw:stroke="none" draw:fill="none" draw:fill-color="#ffffff" draw:textarea-vertical-align="bottom" draw:auto-grow-height="false" fo:min-height="1.397cm" fo:wrap-option="no-wrap"/>
    </style:style>
    <style:style style:name="MP122" style:family="paragraph">
      <style:paragraph-properties style:line-break="strict"/>
      <style:text-properties fo:font-size="14pt" style:font-size-asian="14pt" style:font-size-complex="14pt"/>
    </style:style>
    <style:style style:name="MP125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26" style:family="paragraph">
      <style:paragraph-properties fo:text-align="end" style:line-break="strict"/>
      <style:text-properties fo:font-size="14pt" style:font-size-asian="14pt" style:font-size-complex="14pt"/>
    </style:style>
    <style:style style:name="MP127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32" style:family="paragraph">
      <style:paragraph-properties fo:text-align="center" style:line-break="strict"/>
      <style:text-properties fo:font-size="14pt" style:font-size-asian="14pt" style:font-size-complex="14pt"/>
    </style:style>
    <style:style style:name="MP133" style:family="paragraph">
      <style:paragraph-properties fo:text-align="center" style:punctuation-wrap="simple" style:line-break="strict" style:writing-mode="lr-tb"/>
      <style:text-properties fo:font-size="14pt" style:font-size-asian="14pt" style:font-size-complex="14pt"/>
    </style:style>
    <style:style style:name="MT123" style:family="text">
      <style:text-properties fo:font-size="14pt" style:font-size-asian="14pt" style:font-size-complex="14pt"/>
    </style:style>
    <text:list-style style:name="ML12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T26" style:page-layout-name="PM0" draw:style-name="Mdp121">
      <draw:frame draw:style-name="Mgr124" draw:text-style-name="MP125" draw:layer="backgroundobjects" svg:width="9.369cm" svg:height="1.396cm" svg:x="0cm" svg:y="0cm" presentation:class="header">
        <draw:text-box>
          <text:p text:style-name="MP122"><text:span text:style-name="MT123"><presentation:header/></text:span></text:p>
        </draw:text-box>
      </draw:frame>
      <draw:frame draw:style-name="Mgr124" draw:text-style-name="MP127" draw:layer="backgroundobjects" svg:width="9.369cm" svg:height="1.396cm" svg:x="12.22cm" svg:y="0cm" presentation:class="date-time">
        <draw:text-box>
          <text:p text:style-name="MP126"><text:span text:style-name="MT123"><presentation:date-time/></text:span></text:p>
        </draw:text-box>
      </draw:frame>
      <draw:frame draw:style-name="Mgr128" draw:text-style-name="MP125" draw:layer="backgroundobjects" svg:width="9.369cm" svg:height="1.396cm" svg:x="0cm" svg:y="26.543cm" presentation:class="footer">
        <draw:text-box>
          <text:p text:style-name="MP122"><text:span text:style-name="MT123"><presentation:footer/></text:span></text:p>
        </draw:text-box>
      </draw:frame>
      <draw:frame draw:style-name="Mgr128" draw:text-style-name="MP127" draw:layer="backgroundobjects" svg:width="9.369cm" svg:height="1.396cm" svg:x="12.22cm" svg:y="26.543cm" presentation:class="page-number">
        <draw:text-box>
          <text:p text:style-name="MP126"><text:span text:style-name="MT123"><text:page-number>&lt;number&gt;</text:page-number></text:span></text:p>
        </draw:text-box>
      </draw:frame>
      <draw:page-thumbnail draw:layer="backgroundobjects" svg:width="9.294cm" svg:height="3.252cm" svg:x="1cm" svg:y="4.294cm" draw:page-number="1"/>
      <draw:page-thumbnail draw:layer="backgroundobjects" svg:width="9.294cm" svg:height="3.252cm" svg:x="1cm" svg:y="12.342cm" draw:page-number="1"/>
      <draw:page-thumbnail draw:layer="backgroundobjects" svg:width="9.294cm" svg:height="3.252cm" svg:x="1cm" svg:y="20.39cm" draw:page-number="1"/>
      <draw:page-thumbnail draw:layer="backgroundobjects" svg:width="9.294cm" svg:height="3.252cm" svg:x="11.295cm" svg:y="4.294cm" draw:page-number="1"/>
      <draw:page-thumbnail draw:layer="backgroundobjects" svg:width="9.294cm" svg:height="3.252cm" svg:x="11.295cm" svg:y="12.342cm" draw:page-number="1"/>
      <draw:page-thumbnail draw:layer="backgroundobjects" svg:width="9.294cm" svg:height="3.252cm" svg:x="11.295cm" svg:y="20.39cm" draw:page-number="1"/>
    </style:handout-master>
    <style:master-page style:name="Default" style:page-layout-name="PM1" draw:style-name="Mdp120">
      <draw:frame presentation:style-name="Mpr129" draw:layer="backgroundobjects" svg:width="22.859cm" svg:height="1.484cm" svg:x="1.268cm" svg:y="0.354cm" presentation:class="title" presentation:placeholder="true">
        <draw:text-box/>
      </draw:frame>
      <draw:frame presentation:style-name="Mpr130" draw:layer="backgroundobjects" svg:width="22.859cm" svg:height="5.867cm" svg:x="1.268cm" svg:y="2.078cm" presentation:class="outline" presentation:placeholder="true">
        <draw:text-box/>
      </draw:frame>
      <draw:frame presentation:style-name="Mpr131" draw:text-style-name="MP125" draw:layer="backgroundobjects" svg:width="5.918cm" svg:height="0.613cm" svg:x="1.268cm" svg:y="8.097cm" presentation:class="date-time">
        <draw:text-box>
          <text:p text:style-name="MP122"><text:span text:style-name="MT123"><presentation:date-time/></text:span></text:p>
        </draw:text-box>
      </draw:frame>
      <draw:frame presentation:style-name="Mpr131" draw:text-style-name="MP133" draw:layer="backgroundobjects" svg:width="8.051cm" svg:height="0.613cm" svg:x="8.686cm" svg:y="8.097cm" presentation:class="footer">
        <draw:text-box>
          <text:p text:style-name="MP132"><text:span text:style-name="MT123"><presentation:footer/></text:span></text:p>
        </draw:text-box>
      </draw:frame>
      <draw:frame presentation:style-name="Mpr131" draw:text-style-name="MP127" draw:layer="backgroundobjects" svg:width="5.918cm" svg:height="0.613cm" svg:x="18.209cm" svg:y="8.097cm" presentation:class="page-number">
        <draw:text-box>
          <text:p text:style-name="MP126"><text:span text:style-name="MT123"><text:page-number>&lt;number&gt;</text:page-number></text:span></text:p>
        </draw:text-box>
      </draw:frame>
      <presentation:notes style:page-layout-name="PM0">
        <draw:page-thumbnail presentation:style-name="Mpr129" draw:layer="backgroundobjects" svg:width="13.968cm" svg:height="10.476cm" svg:x="3.81cm" svg:y="2.123cm" presentation:class="page"/>
        <draw:frame presentation:style-name="Mpr134" draw:layer="backgroundobjects" svg:width="17.271cm" svg:height="12.572cm" svg:x="2.159cm" svg:y="13.271cm" presentation:class="notes" presentation:placeholder="true">
          <draw:text-box/>
        </draw:frame>
        <draw:frame presentation:style-name="Mpr135" draw:text-style-name="MP125" draw:layer="backgroundobjects" svg:width="9.369cm" svg:height="1.396cm" svg:x="0cm" svg:y="0cm" presentation:class="header">
          <draw:text-box>
            <text:p text:style-name="MP122"><text:span text:style-name="MT123"><presentation:header/></text:span></text:p>
          </draw:text-box>
        </draw:frame>
        <draw:frame presentation:style-name="Mpr135" draw:text-style-name="MP127" draw:layer="backgroundobjects" svg:width="9.369cm" svg:height="1.396cm" svg:x="12.22cm" svg:y="0cm" presentation:class="date-time">
          <draw:text-box>
            <text:p text:style-name="MP126"><text:span text:style-name="MT123"><presentation:date-time/></text:span></text:p>
          </draw:text-box>
        </draw:frame>
        <draw:frame presentation:style-name="Mpr136" draw:text-style-name="MP125" draw:layer="backgroundobjects" svg:width="9.369cm" svg:height="1.396cm" svg:x="0cm" svg:y="26.543cm" presentation:class="footer">
          <draw:text-box>
            <text:p text:style-name="MP122"><text:span text:style-name="MT123"><presentation:footer/></text:span></text:p>
          </draw:text-box>
        </draw:frame>
        <draw:frame presentation:style-name="Mpr136" draw:text-style-name="MP127" draw:layer="backgroundobjects" svg:width="9.369cm" svg:height="1.396cm" svg:x="12.22cm" svg:y="26.543cm" presentation:class="page-number">
          <draw:text-box>
            <text:p text:style-name="MP126"><text:span text:style-name="MT12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un </meta:initial-creator>
    <meta:creation-date>2011-10-04T20:46:53</meta:creation-date>
    <meta:editing-duration>PT00H17M56S</meta:editing-duration>
    <meta:editing-cycles>4</meta:editing-cycles>
    <dc:date>2011-12-15T11:47:31.29</dc:date>
    <meta:generator>IBM_Lotus_Symphony/3.0$Win32 OpenOffice.org_project/310m11$Build-9399</meta:generator>
    <meta:document-statistic meta:object-count="111"/>
  </office:meta>
</office:document-meta>
</file>